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48cm" fo:min-width="1.798cm"/>
      <style:paragraph-properties style:writing-mode="lr-tb"/>
    </style:style>
    <style:style style:name="gr2" style:family="graphic" style:parent-style-name="objectwithoutfill">
      <style:graphic-properties draw:marker-end="Estremità_20_linea_20_3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4" style:family="graphic" style:parent-style-name="objectwithoutfill">
      <style:graphic-properties draw:marker-end="Estremità_20_linea_20_4" draw:marker-end-width="0.3cm" draw:fill="none" draw:textarea-vertical-align="middle"/>
    </style:style>
    <style:style style:name="gr5" style:family="graphic" style:parent-style-name="objectwithoutfill">
      <style:graphic-properties draw:marker-end="Estremità_20_linea_20_5" draw:marker-end-width="0.3cm" draw:fill="none" draw:textarea-vertical-align="middle"/>
    </style:style>
    <style:style style:name="gr6" style:family="graphic" style:parent-style-name="objectwithoutfill">
      <style:graphic-properties draw:marker-end="Estremità_20_linea_20_6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xml:id="id1" draw:id="id1" draw:layer="layout" svg:width="3.25cm" svg:height="3.25cm" svg:x="3.75cm" svg:y="4cm">
          <text:p text:style-name="P1">Ready</text:p>
          <text:p text:style-name="P1">OF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3.25cm" svg:height="3.25cm" svg:x="12cm" svg:y="4cm">
          <text:p text:style-name="P1">Wait</text:p>
          <text:p text:style-name="P1">OF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.25cm" svg:height="3.25cm" svg:x="3.75cm" svg:y="11.75cm">
          <text:p text:style-name="P1">Wait</text:p>
          <text:p text:style-name="P1">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.25cm" svg:height="3.25cm" svg:x="12cm" svg:y="11.75cm">
          <text:p text:style-name="P1">Ready</text:p>
          <text:p text:style-name="P1">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375cm" svg:y1="7.25cm" svg:x2="5.375cm" svg:y2="11.75cm" draw:start-shape="id1" draw:start-glue-point="8" draw:end-shape="id2" svg:d="M5375 7250v4500" svg:viewBox="0 0 1 4501">
          <text:p/>
        </draw:connector>
        <draw:frame draw:style-name="gr3" draw:text-style-name="P3" draw:layer="layout" svg:width="1.946cm" svg:height="0.962cm" svg:x="2.804cm" svg:y="9cm">
          <draw:text-box>
            <text:p>Push</text:p>
          </draw:text-box>
        </draw:frame>
        <draw:connector draw:style-name="gr4" draw:text-style-name="P2" draw:layer="layout" draw:type="line" svg:x1="7cm" svg:y1="13.375cm" svg:x2="12cm" svg:y2="13.375cm" draw:start-shape="id2" draw:start-glue-point="10" draw:end-shape="id3" draw:end-glue-point="6" svg:d="M7000 13375h5000" svg:viewBox="0 0 5001 1">
          <text:p/>
        </draw:connector>
        <draw:connector draw:style-name="gr5" draw:text-style-name="P2" draw:layer="layout" draw:type="line" svg:x1="13.625cm" svg:y1="11.75cm" svg:x2="13.625cm" svg:y2="7.25cm" draw:start-shape="id3" draw:start-glue-point="4" draw:end-shape="id4" draw:end-glue-point="8" svg:d="M13625 11750v-4500" svg:viewBox="0 0 1 4501">
          <text:p/>
        </draw:connector>
        <draw:frame draw:style-name="gr3" draw:text-style-name="P3" draw:layer="layout" svg:width="1.946cm" svg:height="0.962cm" svg:x="14.054cm" svg:y="9.25cm">
          <draw:text-box>
            <text:p>Push</text:p>
          </draw:text-box>
        </draw:frame>
        <draw:connector draw:style-name="gr6" draw:text-style-name="P2" draw:layer="layout" draw:type="line" svg:x1="12cm" svg:y1="5.625cm" svg:x2="7cm" svg:y2="5.625cm" draw:start-shape="id4" draw:start-glue-point="6" draw:end-shape="id1" draw:end-glue-point="10" svg:d="M12000 5625h-5000" svg:viewBox="0 0 5001 1">
          <text:p/>
        </draw:connector>
        <draw:frame draw:style-name="gr7" draw:text-style-name="P3" draw:layer="layout" svg:width="2.013cm" svg:height="0.962cm" svg:x="8.5cm" svg:y="14cm">
          <draw:text-box>
            <text:p>Done</text:p>
          </draw:text-box>
        </draw:frame>
        <draw:frame draw:style-name="gr7" draw:text-style-name="P3" draw:layer="layout" svg:width="2.013cm" svg:height="0.962cm" svg:x="8.5cm" svg:y="4.5cm">
          <draw:text-box>
            <text:p>Done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2" draw:display-name="Estremità linea 2" svg:viewBox="0 0 20 20" svg:d="M0 20l10-20 10 20z"/>
    <draw:marker draw:name="Estremità_20_linea_20_3" draw:display-name="Estremità linea 3" svg:viewBox="0 0 20 20" svg:d="M0 20l10-20 10 20z"/>
    <draw:marker draw:name="Estremità_20_linea_20_4" draw:display-name="Estremità linea 4" svg:viewBox="0 0 20 20" svg:d="M0 20l10-20 10 20z"/>
    <draw:marker draw:name="Estremità_20_linea_20_5" draw:display-name="Estremità linea 5" svg:viewBox="0 0 20 20" svg:d="M0 20l10-20 10 20z"/>
    <draw:marker draw:name="Estremità_20_linea_20_6" draw:display-name="Estremità linea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17T14:16:46.276000000</meta:creation-date>
    <dc:date>2021-05-17T14:19:34.190000000</dc:date>
    <meta:editing-duration>PT2M48S</meta:editing-duration>
    <meta:editing-cycles>1</meta:editing-cycles>
    <meta:document-statistic meta:object-count="12"/>
    <meta:generator>LibreOffice/7.1.2.2$Windows_X86_64 LibreOffice_project/8a45595d069ef5570103caea1b71cc9d82b2aae4</meta:generator>
  </office:meta>
</office:document-meta>
</file>